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Bonjour<text:line-break/><text:line-break/>non, je ne spam pas je partitionne en fonction des sujets.<text:line-break/>Il serait bon que pour le prochain cours vous ayez essayé de faire l'exo<text:s/><text:line-break/>2 et l'exo 4 de mcd01 (envoyé précédement).<text:line-break/><text:line-break/>Ci-joint des sujets de TD. Nous ferons mcd03 et mcd05 en priorité.<text:line-break/>Nous ne ferons pas ensemble ds.pdf et ds10022020.pdf. Mais, c'est ce<text:s/><text:line-break/>genre d'exercices qui vous attends au cc. Je vous encourage donc<text:s/><text:line-break/>vivement à les faire de votre côté. Note : l'exercice 2 de<text:s/><text:line-break/>ds10022020.pdf n'est plus au programm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 </meta:initial-creator>
    <dc:creator> </dc:creator>
    <meta:creation-date>2012-09-24T20:23:00Z</meta:creation-date>
    <dc:date>2012-09-24T20:34:00Z</dc:date>
    <meta:template xlink:href="Normal.dotm" xlink:type="simple"/>
    <meta:editing-cycles>1</meta:editing-cycles>
    <meta:editing-duration>PT660S</meta:editing-duration>
    <meta:document-statistic meta:page-count="1" meta:paragraph-count="1" meta:word-count="75" meta:character-count="489" meta:row-count="3" meta:non-whitespace-character-count="415"/>
  </office:meta>
</office:document-meta>
</file>